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font-size-asian="13pt" style:font-size-complex="13pt"/>
    </style:style>
    <style:style style:name="P2" style:family="paragraph" style:parent-style-name="Standard">
      <style:paragraph-properties fo:text-align="center" style:justify-single-word="false"/>
      <style:text-properties style:font-name="Arial1" fo:font-size="18pt" fo:language="de" fo:country="DE"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Arial1" fo:font-size="13pt" fo:language="de" fo:country="DE" officeooo:paragraph-rsid="000a9683" style:font-size-asian="13pt" style:font-size-complex="13pt"/>
    </style:style>
    <style:style style:name="P4" style:family="paragraph" style:parent-style-name="Standard">
      <style:paragraph-properties fo:text-align="start" style:justify-single-word="false"/>
      <style:text-properties style:font-name="Arial1" fo:font-size="13pt" fo:language="de" fo:country="DE" style:text-underline-style="none" fo:font-weight="normal" officeooo:rsid="000a9683" officeooo:paragraph-rsid="000a9683" style:font-size-asian="11.3500003814697pt" style:font-weight-asian="normal" style:font-size-complex="13pt" style:font-weight-complex="normal"/>
    </style:style>
    <style:style style:name="T1" style:family="text">
      <style:text-properties officeooo:rsid="0008dc8a"/>
    </style:style>
    <style:style style:name="T2" style:family="text">
      <style:text-properties fo:font-size="18pt" style:text-underline-style="solid" style:text-underline-width="auto" style:text-underline-color="font-color" fo:font-weight="bold" officeooo:rsid="000a9683" style:font-size-asian="15.75pt" style:font-weight-asian="bold" style:font-size-complex="18pt" style:font-weight-complex="bold"/>
    </style:style>
    <style:style style:name="T3" style:family="text">
      <style:text-properties officeooo:rsid="000c4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fahrungsbericht: <text:span text:style-name="T1">SAP</text:span></text:p>
      <text:p text:style-name="P1"/>
      <text:p text:style-name="P1">Am <text:span text:style-name="T1">20.11.2023</text:span> hatten wir die besondere Gelegenheit, das <text:span text:style-name="T1">neue </text:span>SAP-Gebäude in Berlin zu besuchen. Der Hintergrund für diese Exkursion liegt in unserem Modul "Geschäftsprozesse und betriebliche Anwendungen", in dem wir uns intensiv mit SAP-Aufgaben beschäftigen.</text:p>
      <text:p text:style-name="P1"/>
      <text:p text:style-name="P1">Bereits beim Betreten des Gebäudes wurden wir herzlich mit einem QR-Code empfangen, über den wir kostenlos Getränke und Kaffee an der Bar beziehen konnten. Die Veranstaltung begann mit einer umfassenden Präsentation über SAP, die nicht nur die Umsatzzahlen und Partnerunternehmen einschloss, sondern auch einen Überblick über die Standorte weltweit, die Anzahl der Mitarbeiter und die Kooperationen mit Universitäten, an denen SAP aktiv ist. Zusätzlich erhielten wir Einblicke in die Vielfalt der Unternehmen, in denen SAP eingesetzt wird.</text:p>
      <text:p text:style-name="P1"/>
      <text:p text:style-name="P1">Nach einer kurzen Werbung von SAP präsentierten zwei aktuelle und ehemalige Studierende der HTW-<text:span text:style-name="T1">berlin </text:span>die verschiedenen Angebote für Studierende, darunter Praktika, Werkstudentenstellen und ihre persönlichen Erfahrungen mit SAP. Dabei wurde auch der Einstellungsprozess, inklusive Vorstellungsgesprächen, beleuchtet. Im Anschluss führte uns der Weg ins SAP Lab, einem Ort, der die verschiedenen Funktionen und Anwendungsbereiche von SAP interaktiv auf großen Bildschirmen vorstellte.</text:p>
      <text:p text:style-name="P1"/>
      <text:p text:style-name="P1">Die vorletzte Präsentation wurde von einer Beraterin gehalten, die uns dazu anregte, Vorurteile über ihre Tätigkeit zu hinterfragen. In einer anonymen Umfrage wurden unsere Einschätzungen und Erwartungen diskutiert. Abschließend präsentierten Entwickler ihre Arbeit im Bereich Datenbanken und Backend. Sie erklärten die Sprachen und Tools, die sie täglich verwenden, darunter G<text:span text:style-name="T1">olang</text:span>, Python und Jenkins.</text:p>
      <text:p text:style-name="P1"/>
      <text:p text:style-name="P3">Der Tag endete in der Kantine, wo wir mit unserem QR-Code Mahlzeiten einnehmen konnten. Die Professionalität der Mitarbeiter und die Möglichkeit, uns mit ehemaligen Studenten unserer Hochschule in ihren Positionen vorzustellen, hinterließen einen positiven Eindruck. Die freundlichen Antworten auf unsere Fragen und die Einladung, an diesem Tag teilzunehmen, trugen dazu bei, dass ich mich während der gesamten Exkursion sehr willkommen fühlte. Der Besuch hat definitiv einen bleibenden Eindruck hinterlassen und meine Wertschätzung für das Unternehmen vertieft.<text:line-break/><text:line-break/> </text:p>
      <text:p text:style-name="P3"><text:span text:style-name="T2">MSG</text:span></text:p>
      <text:p text:style-name="P4">Beratungsfirma 10000 Arbeiter weltweit. Wir sprechen über SAP in Kundenprojekt aus Beratersicht. Berater hat vor 25 jahre sein diplom auch an htw gemacht.Grundungsjahr 1980. Umsatz 1,2mrd standort 28 länder Branchen Automotive, banking, Consumer produt, insurace, food, healthcare usw.Platz 6 unter den umsatzstärksten IT-Beratung und Systemintegraitonsunternehmen in <text:soft-page-break/>Deutschland. Machen Business Consulting, Branchenspeyifische Beratung, Branchenlösungen und Bracnhenunabhönige services. SAP Best Practices sind vorkunfigutirte, integrietre, sofort verfügbare Geschäftsproyesse, Damit kassen scich grundlagenden Anforderungen von Unternehemn erfüllen und die Einführung kann erheblich veschleunigt werden. Best pracgises basieren auf erfahrung und dem wissen aus einer vielyahl von kundenprojekte. Hat gesagt das wir ein swimm lane diagramm als aller erstes bekommen wo das unternhemen uns erklärt was sein system machen sollte.Hat über die GUI von SAP gerädet und wie es sich entwicklet hat mit der zeit. <text:span text:style-name="T3">Wie haben über die preisfindung gerädet, wie man terminauftrag anlegt. Die auslieferung ist nicht relevant für den berater. Wie haben ein prozess geschaft zu buchen. Jetzt kommen wir zu Theorie &amp; Praxis (Kostelose workshops für MINT-Studierende) Scrum in IT-Projekten, Design thinking kretivträning, Kanban in IT-Projekten und Hackathon-Event Code &amp; Create. Zum hackathon Konzeption und implementierung einer funktionsfähigen Oberfläsche <text:s/>und backend. Gemeinsame Projektarebiet in team, Pitch vor unseren IT-Expertn und network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3T16:27:49.838000000</meta:creation-date>
    <dc:date>2023-11-27T13:26:28.052000000</dc:date>
    <meta:editing-duration>PT1H36M18S</meta:editing-duration>
    <meta:editing-cycles>4</meta:editing-cycles>
    <meta:generator>LibreOffice/7.6.2.1$Windows_X86_64 LibreOffice_project/56f7684011345957bbf33a7ee678afaf4d2ba333</meta:generator>
    <meta:document-statistic meta:table-count="0" meta:image-count="0" meta:object-count="0" meta:page-count="2" meta:paragraph-count="8" meta:word-count="504" meta:character-count="3813" meta:non-whitespace-character-count="3313"/>
  </office:meta>
</office:document-meta>
</file>